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Heading_20_2">
      <style:text-properties officeooo:paragraph-rsid="00117230"/>
    </style:style>
    <style:style style:name="P4" style:family="paragraph" style:parent-style-name="Text_20_body" style:list-style-name="L1">
      <style:paragraph-properties fo:margin-top="0in" fo:margin-bottom="0in" style:contextual-spacing="false"/>
      <style:text-properties officeooo:rsid="00117230" officeooo:paragraph-rsid="00117230"/>
    </style:style>
    <style:style style:name="P5"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fo:font-size="12pt" officeooo:rsid="00117230"/>
    </style:style>
    <style:style style:name="P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fo:font-size="12pt" officeooo:rsid="00117230"/>
    </style:style>
    <style:style style:name="P7"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officeooo:rsid="00117230"/>
    </style:style>
    <style:style style:name="P8"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officeooo:rsid="00117230"/>
    </style:style>
    <style:style style:name="P9" style:family="paragraph" style:parent-style-name="Text_20_body">
      <style:paragraph-properties fo:margin-top="0in" fo:margin-bottom="0in" style:contextual-spacing="false"/>
      <style:text-properties officeooo:rsid="00117230" officeooo:paragraph-rsid="00117230"/>
    </style:style>
    <style:style style:name="P10" style:family="paragraph" style:parent-style-name="Text_20_body" style:list-style-name="L2">
      <style:paragraph-properties fo:margin-left="0in" fo:margin-right="0in" fo:text-indent="0in" style:auto-text-indent="false"/>
    </style:style>
    <style:style style:name="P11" style:family="paragraph" style:parent-style-name="Text_20_body" style:list-style-name="L2"/>
    <style:style style:name="P12" style:family="paragraph" style:parent-style-name="Preformatted_20_Text">
      <style:paragraph-properties fo:margin-top="0in" fo:margin-bottom="0.1965in" style:contextual-spacing="false"/>
    </style:style>
    <style:style style:name="P13" style:family="paragraph" style:parent-style-name="Text_20_body" style:list-style-name="L3"/>
    <style:style style:name="P14" style:family="paragraph" style:parent-style-name="Heading_20_2">
      <style:paragraph-properties fo:margin-left="0in" fo:margin-right="0in" fo:text-indent="0in" style:auto-text-indent="false"/>
    </style:style>
    <style:style style:name="T1" style:family="text">
      <style:text-properties officeooo:rsid="0011723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title of the work</text:h>
      <text:h text:style-name="P1" text:outline-level="3"><text:bookmark text:name="user-content-the-title-of-the-work"/>Course: Formal Languages &amp; Finite Automata</text:h>
      <text:h text:style-name="P1" text:outline-level="3"><text:bookmark text:name="user-content-course-formal-languages--finite-automata"/>Author: <text:span text:style-name="T1">George Rabus</text:span></text:h>
      <text:p text:style-name="Horizontal_20_Line"><text:bookmark text:name="user-content-author-name-surname-preferably-yours"/></text:p>
      <text:h text:style-name="Heading_20_2" text:outline-level="2">Theory</text:h>
      <text:p text:style-name="P2"><text:bookmark text:name="user-content-theory"/>If needed, but it should be written by the author in her/his words.</text:p>
      <text:h text:style-name="P3" text:outline-level="2">Objectives:</text:h>
      <text:list text:style-name="L1">
        <text:list-item>
          <text:p text:style-name="P4">Discover what a language is and what it needs to have in order to be considered a formal one;</text:p>
        </text:list-item>
        <text:list-item>
          <text:p text:style-name="P4">Provide the initial setup for the evolving project that you will work on during this semester. You can deal with each laboratory work as a separate task or project to demonstrate your understanding of the given themes, but you also can deal with labs as stages of making your own big solution, your own project. Do the following:</text:p>
        </text:list-item>
      </text:list>
      <text:p text:style-name="P5">a. Create GitHub repository to deal with storing and updating your project;</text:p>
      <text:p text:style-name="P6">b. Choose a programming language. Pick one that will be easiest for dealing with your tasks, you need to learn how to solve the problem itself, not everything around the problem (like setting up the project, launching it correctly and etc.);</text:p>
      <text:p text:style-name="P6">c. Store reports separately in a way to make verification of your work simpler (duh)</text:p>
      <text:list text:continue-numbering="true" text:style-name="L1">
        <text:list-item>
          <text:p text:style-name="P4">According to your variant number, get the grammar definition and do the following:</text:p>
        </text:list-item>
      </text:list>
      <text:p text:style-name="P7">a. Implement a type/class for your grammar;</text:p>
      <text:p text:style-name="P8">b. Add one function that would generate 5 valid strings from the language expressed by your given grammar;</text:p>
      <text:p text:style-name="P8">c. Implement some functionality that would convert and object of type Grammar to one of type Finite Automaton;</text:p>
      <text:p text:style-name="P8">d. For the Finite Automaton, please add a method that checks if an input string can be obtained via the state transition from it;</text:p>
      <text:p text:style-name="P9"/>
      <text:h text:style-name="Heading_20_2" text:outline-level="2">Implementation description</text:h>
      <text:list text:style-name="L2">
        <text:list-item>
          <text:p text:style-name="P10"><text:bookmark text:name="user-content-implementation-description"/>About 2-3 sentences to explain each piece of the implementation.</text:p>
        </text:list-item>
        <text:list-item>
          <text:p text:style-name="P11">Code snippets from your files.</text:p>
        </text:list-item>
      </text:list>
      <text:p text:style-name="Preformatted_20_Text"><text:span text:style-name="Source_20_Text">public static void main() </text:span></text:p>
      <text:p text:style-name="Preformatted_20_Text"><text:span text:style-name="Source_20_Text">{</text:span></text:p>
      <text:p text:style-name="Preformatted_20_Text"/>
      <text:p text:style-name="P12"><text:span text:style-name="Source_20_Text">}</text:span></text:p>
      <text:list text:style-name="L3">
        <text:list-item>
          <text:p text:style-name="P13"><text:soft-page-break/>If needed, screenshots. </text:p>
        </text:list-item>
      </text:list>
      <text:h text:style-name="Heading_20_2" text:outline-level="2">Conclusions / Screenshots / Results</text:h>
      <text:h text:style-name="P14" text:outline-level="2"><text:bookmark text:name="user-content-conclusions--screenshots--results"/>References</text:h>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7T08:34:30.132344120</meta:creation-date>
    <dc:date>2025-02-17T08:38:46.390390385</dc:date>
    <meta:editing-duration>PT4M17S</meta:editing-duration>
    <meta:editing-cycles>1</meta:editing-cycles>
    <meta:document-statistic meta:table-count="0" meta:image-count="0" meta:object-count="0" meta:page-count="2" meta:paragraph-count="25" meta:word-count="292" meta:character-count="1685" meta:non-whitespace-character-count="1422"/>
    <meta:generator>LibreOffice/25.2.0.3$Linux_X86_64 LibreOffice_project/520$Build-3</meta:generator>
  </office:meta>
</office:document-meta>
</file>